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3.844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644cm"/>
    </style:style>
    <style:style style:name="co5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2.648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3.787cm"/>
    </style:style>
    <style:style style:name="co9" style:family="table-column">
      <style:table-column-properties fo:break-before="auto" style:column-width="2.6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Global">
      <style:table-properties table:display="true" style:writing-mode="lr-tb"/>
    </style:style>
    <style:style style:name="ta2" style:family="table" style:master-page-name="PageStyle_5f_Fire">
      <style:table-properties table:display="true" style:writing-mode="lr-tb"/>
    </style:style>
    <style:style style:name="ta3" style:family="table" style:master-page-name="PageStyle_5f_Earth">
      <style:table-properties table:display="true" style:writing-mode="lr-tb"/>
    </style:style>
    <style:style style:name="ta4" style:family="table" style:master-page-name="PageStyle_5f_Water">
      <style:table-properties table:display="true" style:writing-mode="lr-tb"/>
    </style:style>
    <style:style style:name="ta5" style:family="table" style:master-page-name="PageStyle_5f_Air">
      <style:table-properties table:display="true" style:writing-mode="lr-tb"/>
    </style:style>
    <style:style style:name="ce1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4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2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Global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9"/>
        <table:table-column table:style-name="co7" table:number-columns-repeated="249" table:default-cell-style-name="Default"/>
        <table:table-row table:style-name="ro1">
          <table:table-cell table:style-name="ce1"/>
          <table:table-cell table:style-name="ce4" office:value-type="string">
            <text:p>1st Circle</text:p>
          </table:table-cell>
          <table:table-cell table:style-name="ce8" office:value-type="string">
            <text:p>2nd Circle</text:p>
          </table:table-cell>
          <table:table-cell table:style-name="ce4" office:value-type="string">
            <text:p>3rd Circle</text:p>
          </table:table-cell>
          <table:table-cell table:style-name="ce4" office:value-type="string">
            <text:p>4th Circle</text:p>
          </table:table-cell>
          <table:table-cell table:style-name="ce4" office:value-type="string">
            <text:p>5th Circle</text:p>
          </table:table-cell>
          <table:table-cell table:style-name="ce10" office:value-type="string">
            <text:p>6th Circle</text:p>
          </table:table-cell>
          <table:table-cell table:style-name="ce11" table:number-columns-repeated="249"/>
        </table:table-row>
        <table:table-row table:style-name="ro1">
          <table:table-cell table:style-name="ce2" office:value-type="string" table:number-columns-spanned="1" table:number-rows-spanned="6">
            <text:p>Fire</text:p>
          </table:table-cell>
          <table:table-cell table:style-name="ce5" office:value-type="string">
            <text:p>Sparks</text:p>
          </table:table-cell>
          <table:table-cell office:value-type="string">
            <text:p>Water Protection</text:p>
          </table:table-cell>
          <table:table-cell office:value-type="string">
            <text:p>Firewall</text:p>
          </table:table-cell>
          <table:table-cell office:value-type="string">
            <text:p>Fire Shield</text:p>
          </table:table-cell>
          <table:table-cell office:value-type="string">
            <text:p>Fire Immunity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Burning Hands</text:p>
          </table:table-cell>
          <table:table-cell office:value-type="string">
            <text:p>Aganazar Scortcher</text:p>
          </table:table-cell>
          <table:table-cell office:value-type="string">
            <text:p>Cone of Fire</text:p>
          </table:table-cell>
          <table:table-cell office:value-type="string">
            <text:p>Centered Fire</text:p>
          </table:table-cell>
          <table:table-cell office:value-type="string">
            <text:p>Incinerate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Fire Arrow</text:p>
          </table:table-cell>
          <table:table-cell office:value-type="string">
            <text:p>Fireball</text:p>
          </table:table-cell>
          <table:table-cell office:value-type="string">
            <text:p>Fire Column</text:p>
          </table:table-cell>
          <table:table-cell office:value-type="string">
            <text:p>Rain of Fire</text:p>
          </table:table-cell>
          <table:table-cell table:number-columns-repeated="251"/>
        </table:table-row>
        <table:table-row table:style-name="ro1">
          <table:covered-table-cell table:style-name="ce2"/>
          <table:table-cell office:value-type="string">
            <text:p>Cauterize</text:p>
          </table:table-cell>
          <table:table-cell office:value-type="string">
            <text:p>Fire Resist (+/-)</text:p>
          </table:table-cell>
          <table:table-cell office:value-type="string">
            <text:p>Mass Cauterize</text:p>
          </table:table-cell>
          <table:table-cell office:value-type="string">
            <text:p>Fire Salamander</text:p>
          </table:table-cell>
          <table:table-cell office:value-type="string">
            <text:p>Fire Elemental</text:p>
          </table:table-cell>
          <table:table-cell table:number-columns-repeated="250"/>
        </table:table-row>
        <table:table-row table:style-name="ro1">
          <table:covered-table-cell table:style-name="ce2"/>
          <table:table-cell table:number-columns-repeated="255"/>
        </table:table-row>
        <table:table-row table:style-name="ro1">
          <table:covered-table-cell table:style-name="ce2"/>
          <table:table-cell table:style-name="ce7"/>
          <table:table-cell table:style-name="ce10"/>
          <table:table-cell table:style-name="ce7" table:number-columns-repeated="3"/>
          <table:table-cell table:style-name="ce10"/>
          <table:table-cell table:style-name="ce11" table:number-columns-repeated="249"/>
        </table:table-row>
        <table:table-row table:style-name="ro1">
          <table:table-cell table:style-name="ce2" office:value-type="string" table:number-columns-spanned="1" table:number-rows-spanned="6">
            <text:p>Earth</text:p>
          </table:table-cell>
          <table:table-cell office:value-type="string">
            <text:p>Stone Launch</text:p>
          </table:table-cell>
          <table:table-cell office:value-type="string">
            <text:p>Rock Launch</text:p>
          </table:table-cell>
          <table:table-cell office:value-type="string">
            <text:p>Earthquake</text:p>
          </table:table-cell>
          <table:table-cell office:value-type="string">
            <text:p>Earth Rain</text:p>
          </table:table-cell>
          <table:table-cell office:value-type="string">
            <text:p>Comet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Clutching Plants</text:p>
          </table:table-cell>
          <table:table-cell office:value-type="string">
            <text:p>Carnivore Plants</text:p>
          </table:table-cell>
          <table:table-cell office:value-type="string">
            <text:p>Crawling Plants</text:p>
          </table:table-cell>
          <table:table-cell office:value-type="string">
            <text:p>Crawling Fate</text:p>
          </table:table-cell>
          <table:table-cell table:number-columns-repeated="251"/>
        </table:table-row>
        <table:table-row table:style-name="ro1">
          <table:covered-table-cell table:style-name="ce2"/>
          <table:table-cell office:value-type="string">
            <text:p>création de projectiles</text:p>
          </table:table-cell>
          <table:table-cell office:value-type="string">
            <text:p>Sand Armor</text:p>
          </table:table-cell>
          <table:table-cell office:value-type="string">
            <text:p>Concrete Armor</text:p>
          </table:table-cell>
          <table:table-cell office:value-type="string">
            <text:p>Earth Salamander</text:p>
          </table:table-cell>
          <table:table-cell office:value-type="string">
            <text:p>Earth Elemental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Poison</text:p>
          </table:table-cell>
          <table:table-cell office:value-type="string">
            <text:p>Earth Explosion</text:p>
          </table:table-cell>
          <table:table-cell office:value-type="string">
            <text:p>Earth Wall</text:p>
          </table:table-cell>
          <table:table-cell office:value-type="string">
            <text:p>Earth Dome</text:p>
          </table:table-cell>
          <table:table-cell office:value-type="string">
            <text:p>Crush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Acid</text:p>
          </table:table-cell>
          <table:table-cell table:number-columns-repeated="254"/>
        </table:table-row>
        <table:table-row table:style-name="ro1">
          <table:covered-table-cell table:style-name="ce2"/>
          <table:table-cell table:style-name="ce7"/>
          <table:table-cell table:style-name="ce10"/>
          <table:table-cell table:style-name="ce7" table:number-columns-repeated="3"/>
          <table:table-cell table:style-name="ce10"/>
          <table:table-cell table:style-name="ce11" table:number-columns-repeated="249"/>
        </table:table-row>
        <table:table-row table:style-name="ro1">
          <table:table-cell table:style-name="ce2" office:value-type="string" table:number-columns-spanned="1" table:number-rows-spanned="6">
            <text:p>Water</text:p>
          </table:table-cell>
          <table:table-cell office:value-type="string">
            <text:p>Ice Arrow</text:p>
          </table:table-cell>
          <table:table-cell office:value-type="string">
            <text:p>Iceball</text:p>
          </table:table-cell>
          <table:table-cell office:value-type="string">
            <text:p>Ice Column</text:p>
          </table:table-cell>
          <table:table-cell office:value-type="string">
            <text:p>Rain Of Ice</text:p>
          </table:table-cell>
          <table:table-cell office:value-type="string">
            <text:p>Tsunami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Fire Protection</text:p>
          </table:table-cell>
          <table:table-cell office:value-type="string">
            <text:p>Water/Ice Resist (+/-)</text:p>
          </table:table-cell>
          <table:table-cell office:value-type="string">
            <text:p>Cone of Cold</text:p>
          </table:table-cell>
          <table:table-cell/>
          <table:table-cell office:value-type="string">
            <text:p>Drown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(brume)</text:p>
          </table:table-cell>
          <table:table-cell office:value-type="string">
            <text:p>Fog</text:p>
          </table:table-cell>
          <table:table-cell/>
          <table:table-cell office:value-type="string">
            <text:p>Ice Shield</text:p>
          </table:table-cell>
          <table:table-cell table:number-columns-repeated="251"/>
        </table:table-row>
        <table:table-row table:style-name="ro1">
          <table:covered-table-cell table:style-name="ce2"/>
          <table:table-cell/>
          <table:table-cell office:value-type="string">
            <text:p>Slow movement</text:p>
          </table:table-cell>
          <table:table-cell office:value-type="string">
            <text:p>Single Freeze</text:p>
          </table:table-cell>
          <table:table-cell office:value-type="string">
            <text:p>Area Freeze</text:p>
          </table:table-cell>
          <table:table-cell table:number-columns-repeated="251"/>
        </table:table-row>
        <table:table-row table:style-name="ro1">
          <table:covered-table-cell table:style-name="ce2"/>
          <table:table-cell/>
          <table:table-cell office:value-type="string">
            <text:p>Waterwalk</text:p>
          </table:table-cell>
          <table:table-cell office:value-type="string">
            <text:p>Water Breathing</text:p>
          </table:table-cell>
          <table:table-cell office:value-type="string">
            <text:p>Water Salamander</text:p>
          </table:table-cell>
          <table:table-cell office:value-type="string">
            <text:p>Water Elemental</text:p>
          </table:table-cell>
          <table:table-cell table:number-columns-repeated="250"/>
        </table:table-row>
        <table:table-row table:style-name="ro1">
          <table:covered-table-cell table:style-name="ce2"/>
          <table:table-cell table:style-name="ce7"/>
          <table:table-cell table:style-name="ce10"/>
          <table:table-cell table:style-name="ce7" table:number-columns-repeated="3"/>
          <table:table-cell table:style-name="ce10"/>
          <table:table-cell table:style-name="ce11" table:number-columns-repeated="249"/>
        </table:table-row>
        <table:table-row table:style-name="ro1">
          <table:table-cell table:style-name="ce2" office:value-type="string" table:number-columns-spanned="1" table:number-rows-spanned="6">
            <text:p>Air</text:p>
          </table:table-cell>
          <table:table-cell office:value-type="string">
            <text:p>Haste (mvt only)</text:p>
          </table:table-cell>
          <table:table-cell table:style-name="ce6" office:value-type="string">
            <text:p>Haste Single</text:p>
          </table:table-cell>
          <table:table-cell office:value-type="string">
            <text:p>Mass Haste</text:p>
          </table:table-cell>
          <table:table-cell office:value-type="string">
            <text:p>Fly</text:p>
          </table:table-cell>
          <table:table-cell office:value-type="string">
            <text:p>Teleport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Jump</text:p>
          </table:table-cell>
          <table:table-cell office:value-type="string">
            <text:p>People/Object Projection</text:p>
          </table:table-cell>
          <table:table-cell office:value-type="string">
            <text:p>Air Wall</text:p>
          </table:table-cell>
          <table:table-cell/>
          <table:table-cell office:value-type="string">
            <text:p>Tornado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Air bullet</text:p>
          </table:table-cell>
          <table:table-cell office:value-type="string">
            <text:p>Air Ball</text:p>
          </table:table-cell>
          <table:table-cell/>
          <table:table-cell office:value-type="string">
            <text:p>Implosion</text:p>
          </table:table-cell>
          <table:table-cell office:value-type="string">
            <text:p>Air Crushing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Air Control</text:p>
          </table:table-cell>
          <table:table-cell/>
          <table:table-cell office:value-type="string">
            <text:p>Air shield</text:p>
          </table:table-cell>
          <table:table-cell office:value-type="string">
            <text:p>Air Salamander</text:p>
          </table:table-cell>
          <table:table-cell office:value-type="string">
            <text:p>Air Elemental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Lightning Arrow</text:p>
          </table:table-cell>
          <table:table-cell office:value-type="string">
            <text:p>Lightning Ball</text:p>
          </table:table-cell>
          <table:table-cell office:value-type="string">
            <text:p>Lightning Call</text:p>
          </table:table-cell>
          <table:table-cell office:value-type="string">
            <text:p>Chain Lightning</text:p>
          </table:table-cell>
          <table:table-cell table:number-columns-repeated="251"/>
        </table:table-row>
        <table:table-row table:style-name="ro1">
          <table:covered-table-cell table:style-name="ce2"/>
          <table:table-cell table:style-name="ce7"/>
          <table:table-cell table:style-name="ce10"/>
          <table:table-cell table:style-name="ce7" table:number-columns-repeated="3"/>
          <table:table-cell table:style-name="ce10"/>
          <table:table-cell table:style-name="ce11" table:number-columns-repeated="249"/>
        </table:table-row>
        <table:table-row table:style-name="ro1">
          <table:table-cell office:value-type="string">
            <text:p>Others</text:p>
          </table:table-cell>
          <table:table-cell office:value-type="string">
            <text:p>Heal</text:p>
          </table:table-cell>
          <table:table-cell/>
          <table:table-cell table:style-name="ce9" office:value-type="string">
            <text:p>Telekinesis</text:p>
          </table:table-cell>
          <table:table-cell office:value-type="string">
            <text:p>Resurrect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nchant</text:p>
          </table:table-cell>
          <table:table-cell/>
          <table:table-cell office:value-type="string">
            <text:p>Mass He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Death Summon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urse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ilence</text:p>
          </table:table-cell>
          <table:table-cell table:number-columns-repeated="254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re" table:style-name="ta2" table:print="false">
        <table:table-column table:style-name="co7" table:default-cell-style-name="ce12"/>
        <table:table-column table:style-name="co7" table:default-cell-style-name="ce13"/>
        <table:table-column table:style-name="co8" table:default-cell-style-name="ce12"/>
        <table:table-column table:style-name="co7" table:default-cell-style-name="ce13"/>
        <table:table-column table:style-name="co9" table:default-cell-style-name="ce12"/>
        <table:table-column table:style-name="co7" table:number-columns-repeated="251" table:default-cell-style-name="Default"/>
        <table:table-row table:style-name="ro1">
          <table:table-cell office:value-type="string">
            <text:p>Spell Name</text:p>
          </table:table-cell>
          <table:table-cell office:value-type="string">
            <text:p>Description</text:p>
          </table:table-cell>
          <table:table-cell office:value-type="string">
            <text:p>Damage Inflicted/cm²</text:p>
          </table:table-cell>
          <table:table-cell office:value-type="string">
            <text:p>Hit Surface</text:p>
          </table:table-cell>
          <table:table-cell office:value-type="string">
            <text:p>Mana To Cast</text:p>
          </table:table-cell>
          <table:table-cell table:number-columns-repeated="251"/>
        </table:table-row>
      </table:table>
      <table:table table:name="Earth" table:style-name="ta3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Water" table:style-name="ta4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Air" table:style-name="ta5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28">28/11/2005</text:date>, <text:time>18:0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lobal" style:display-name="PageStyle_Glob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ire" style:display-name="PageStyle_Fir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arth" style:display-name="PageStyle_Earth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ater" style:display-name="PageStyle_Water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ir" style:display-name="PageStyle_Air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Microsoft Corporation</meta:initial-creator>
    <meta:creation-date>1996-10-21T13:03:58</meta:creation-date>
    <dc:creator>G V</dc:creator>
    <dc:date>2005-11-28T18:03:47</dc:date>
    <meta:print-date>2005-09-22T22:35:40</meta:print-date>
    <dc:language>en-US</dc:language>
    <meta:editing-cycles>3</meta:editing-cycles>
    <meta:editing-duration>PT43S</meta:editing-duration>
    <meta:user-defined meta:name="Info 1"/>
    <meta:user-defined meta:name="Info 2"/>
    <meta:user-defined meta:name="Info 3"/>
    <meta:user-defined meta:name="Info 4"/>
    <meta:document-statistic meta:table-count="5" meta:cell-count="103"/>
  </office:meta>
</office:document-meta>
</file>